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269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9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fo:text-align="start"/>
      <style:text-properties fo:font-family="'Times New Roman'" style:font-family-generic="roman" style:font-pitch="variable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7" style:family="paragraph">
      <style:paragraph-properties fo:text-align="star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194cm" svg:y1="15.422cm" svg:x2="5.198cm" svg:y2="14.499cm">
          <text:p/>
        </draw:line>
        <draw:line draw:style-name="gr1" draw:text-style-name="P1" draw:layer="layout" svg:x1="3.83cm" svg:y1="10.169cm" svg:x2="3.829cm" svg:y2="9.382cm">
          <text:p/>
        </draw:line>
        <draw:line draw:style-name="gr1" draw:text-style-name="P1" draw:layer="layout" svg:x1="3.829cm" svg:y1="10.17cm" svg:x2="3.609cm" svg:y2="10.382cm">
          <text:p/>
        </draw:line>
        <draw:line draw:style-name="gr1" draw:text-style-name="P1" draw:layer="layout" svg:x1="3.028cm" svg:y1="9.382cm" svg:x2="4.528cm" svg:y2="9.382cm">
          <text:p/>
        </draw:line>
        <draw:line draw:style-name="gr1" draw:text-style-name="P1" draw:layer="layout" svg:x1="4.528cm" svg:y1="9.383cm" svg:x2="4.623cm" svg:y2="9.269cm">
          <text:p/>
        </draw:line>
        <draw:line draw:style-name="gr1" draw:text-style-name="P1" draw:layer="layout" svg:x1="2.937cm" svg:y1="9.495cm" svg:x2="3.032cm" svg:y2="9.381cm">
          <text:p/>
        </draw:line>
        <draw:frame draw:style-name="gr2" draw:text-style-name="P2" draw:layer="layout" svg:width="0.769cm" svg:height="0.758cm" svg:x="9.955cm" svg:y="11.889cm">
          <draw:text-box>
            <text:p text:style-name="P1"><text:span text:style-name="T1">E</text:span></text:p>
          </draw:text-box>
        </draw:frame>
        <draw:frame draw:style-name="gr2" draw:text-style-name="P2" draw:layer="layout" svg:width="3.673cm" svg:height="0.758cm" svg:x="10.187cm" svg:y="1.787cm">
          <draw:text-box>
            <text:p text:style-name="P1"><text:span text:style-name="T1">вот не забудут [-, 1]</text:span></text:p>
          </draw:text-box>
        </draw:frame>
        <draw:frame draw:style-name="gr2" draw:text-style-name="P5" draw:layer="layout" svg:width="11.797cm" svg:height="1.418cm" svg:x="1.6cm" svg:y="0cm">
          <draw:text-box>
            <text:p text:style-name="P3"><text:span text:style-name="T2">Никто не вспомнит следователя Каримова и зам генпрокурора Бирюкова, </text:span></text:p>
            <text:p text:style-name="P4"><text:span text:style-name="T2">которым мы все, включая судью, обязаны абсурдностью решения, а вот </text:span></text:p>
            <text:p text:style-name="P4"><text:span text:style-name="T2">Данилкина не забудут.</text:span></text:p>
          </draw:text-box>
        </draw:frame>
        <draw:frame draw:style-name="gr2" draw:text-style-name="P2" draw:layer="layout" svg:width="2.526cm" svg:height="0.758cm" svg:x="1.688cm" svg:y="1.787cm">
          <draw:text-box>
            <text:p text:style-name="P1"><text:span text:style-name="T1">не вспомнит</text:span></text:p>
          </draw:text-box>
        </draw:frame>
        <draw:line draw:style-name="gr1" draw:text-style-name="P1" draw:layer="layout" svg:x1="6.9cm" svg:y1="2.104cm" svg:x2="4.004cm" svg:y2="2.097cm">
          <text:p/>
        </draw:line>
        <draw:line draw:style-name="gr1" draw:text-style-name="P1" draw:layer="layout" svg:x1="10.297cm" svg:y1="2.097cm" svg:x2="7.4cm" svg:y2="2.104cm">
          <text:p/>
        </draw:line>
        <draw:frame draw:style-name="gr3" draw:text-style-name="P6" draw:layer="layout" svg:width="0.675cm" svg:height="0.645cm" svg:x="6.8cm" svg:y="1.359cm">
          <draw:text-box>
            <text:p text:style-name="P1"><text:span text:style-name="T1"><text:s/></text:span><text:span text:style-name="T1">j</text:span></text:p>
          </draw:text-box>
        </draw:frame>
        <draw:frame draw:style-name="gr2" draw:text-style-name="P2" draw:layer="layout" svg:width="0.769cm" svg:height="0.758cm" svg:x="6.786cm" svg:y="1.788cm">
          <draw:text-box>
            <text:p text:style-name="P1"><text:span text:style-name="T1">а</text:span></text:p>
          </draw:text-box>
        </draw:frame>
        <draw:frame draw:style-name="gr2" draw:text-style-name="P2" draw:layer="layout" svg:width="1.099cm" svg:height="0.758cm" svg:x="3.825cm" svg:y="7.032cm">
          <draw:text-box>
            <text:p text:style-name="P1"><text:span text:style-name="T1">зам</text:span></text:p>
          </draw:text-box>
        </draw:frame>
        <draw:frame draw:style-name="gr2" draw:text-style-name="P2" draw:layer="layout" svg:width="2.699cm" svg:height="0.758cm" svg:x="4.589cm" svg:y="4.987cm">
          <draw:text-box>
            <text:p text:style-name="P1"><text:span text:style-name="T1">генпрокурора</text:span></text:p>
          </draw:text-box>
        </draw:frame>
        <draw:frame draw:style-name="gr2" draw:text-style-name="P2" draw:layer="layout" svg:width="1.399cm" svg:height="0.758cm" svg:x="0.89cm" svg:y="3.387cm">
          <draw:text-box>
            <text:p text:style-name="P1"><text:span text:style-name="T1">никто</text:span></text:p>
          </draw:text-box>
        </draw:frame>
        <draw:line draw:style-name="gr1" draw:text-style-name="P1" draw:layer="layout" svg:x1="1.692cm" svg:y1="3.218cm" svg:x2="3.09cm" svg:y2="2.32cm">
          <text:p/>
        </draw:line>
        <draw:frame draw:style-name="gr2" draw:text-style-name="P2" draw:layer="layout" svg:width="0.777cm" svg:height="0.758cm" svg:x="1.131cm" svg:y="3.116cm">
          <draw:text-box>
            <text:p text:style-name="P1"><text:span text:style-name="T1">О</text:span></text:p>
          </draw:text-box>
        </draw:frame>
        <draw:line draw:style-name="gr1" draw:text-style-name="P1" draw:layer="layout" svg:x1="4.202cm" svg:y1="3.297cm" svg:x2="3.075cm" svg:y2="2.288cm">
          <text:p/>
        </draw:line>
        <draw:frame draw:style-name="gr2" draw:text-style-name="P2" draw:layer="layout" svg:width="0.777cm" svg:height="0.758cm" svg:x="5.489cm" svg:y="4.5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69cm" svg:height="0.758cm" svg:x="4.49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6.851cm" svg:y1="6.106cm" svg:x2="5.99cm" svg:y2="5.52cm">
          <text:p/>
        </draw:line>
        <draw:frame draw:style-name="gr2" draw:text-style-name="P2" draw:layer="layout" svg:width="0.777cm" svg:height="0.758cm" svg:x="11.789cm" svg:y="2.9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77cm" svg:height="0.758cm" svg:x="4.789cm" svg:y="15.427cm">
          <draw:text-box>
            <text:p text:style-name="P1"><text:span text:style-name="T1">O</text:span></text:p>
          </draw:text-box>
        </draw:frame>
        <draw:frame draw:style-name="gr2" draw:text-style-name="P2" draw:layer="layout" svg:width="1.912cm" svg:height="0.758cm" svg:x="0.689cm" svg:y="6.987cm">
          <draw:text-box>
            <text:p text:style-name="P1"><text:span text:style-name="T1">Каримов</text:span></text:p>
          </draw:text-box>
        </draw:frame>
        <draw:frame draw:style-name="gr2" draw:text-style-name="P2" draw:layer="layout" svg:width="2.568cm" svg:height="0.758cm" svg:x="1.39cm" svg:y="4.987cm">
          <draw:text-box>
            <text:p text:style-name="P1"><text:span text:style-name="T1">следователя</text:span></text:p>
          </draw:text-box>
        </draw:frame>
        <draw:frame draw:style-name="gr2" draw:text-style-name="P2" draw:layer="layout" svg:width="0.777cm" svg:height="0.758cm" svg:x="2.09cm" svg:y="4.5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69cm" svg:height="0.758cm" svg:x="2.091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2.485cm" svg:y1="6.182cm" svg:x2="2.491cm" svg:y2="5.52cm">
          <text:p/>
        </draw:line>
        <draw:line draw:style-name="gr1" draw:text-style-name="P1" draw:layer="layout" svg:x1="1.629cm" svg:y1="6.683cm" svg:x2="3.129cm" svg:y2="6.683cm">
          <text:p/>
        </draw:line>
        <draw:line draw:style-name="gr1" draw:text-style-name="P1" draw:layer="layout" svg:x1="2.43cm" svg:y1="7.47cm" svg:x2="2.429cm" svg:y2="6.683cm">
          <text:p/>
        </draw:line>
        <draw:line draw:style-name="gr1" draw:text-style-name="P1" draw:layer="layout" svg:x1="2.649cm" svg:y1="7.683cm" svg:x2="2.429cm" svg:y2="7.471cm">
          <text:p/>
        </draw:line>
        <draw:line draw:style-name="gr1" draw:text-style-name="P1" draw:layer="layout" svg:x1="3.129cm" svg:y1="6.684cm" svg:x2="3.224cm" svg:y2="6.57cm">
          <text:p/>
        </draw:line>
        <draw:line draw:style-name="gr1" draw:text-style-name="P1" draw:layer="layout" svg:x1="1.538cm" svg:y1="6.796cm" svg:x2="1.633cm" svg:y2="6.682cm">
          <text:p/>
        </draw:line>
        <draw:frame draw:style-name="gr2" draw:text-style-name="P2" draw:layer="layout" svg:width="0.815cm" svg:height="0.758cm" svg:x="2.291cm" svg:y="6.987cm">
          <draw:text-box>
            <text:p text:style-name="P1"><text:span text:style-name="T1">-а</text:span></text:p>
          </draw:text-box>
        </draw:frame>
        <draw:frame draw:style-name="gr2" draw:text-style-name="P2" draw:layer="layout" svg:width="0.777cm" svg:height="0.758cm" svg:x="1.392cm" svg:y="6.687cm">
          <draw:text-box>
            <text:p text:style-name="P1"><text:span text:style-name="T1">О</text:span></text:p>
          </draw:text-box>
        </draw:frame>
        <draw:line draw:style-name="gr1" draw:text-style-name="P1" draw:layer="layout" svg:x1="4cm" svg:y1="4.905cm" svg:x2="2.839cm" svg:y2="4.884cm">
          <text:p/>
        </draw:line>
        <draw:line draw:style-name="gr1" draw:text-style-name="P1" draw:layer="layout" svg:x1="5.607cm" svg:y1="4.905cm" svg:x2="4.5cm" svg:y2="4.905cm">
          <text:p/>
        </draw:line>
        <draw:frame draw:style-name="gr3" draw:text-style-name="P6" draw:layer="layout" svg:width="0.675cm" svg:height="0.645cm" svg:x="3.9cm" svg:y="4.16cm">
          <draw:text-box>
            <text:p text:style-name="P1"><text:span text:style-name="T1"><text:s/></text:span><text:span text:style-name="T1">j</text:span></text:p>
          </draw:text-box>
        </draw:frame>
        <draw:frame draw:style-name="gr2" draw:text-style-name="P2" draw:layer="layout" svg:width="0.769cm" svg:height="0.758cm" svg:x="3.886cm" svg:y="4.589cm">
          <draw:text-box>
            <text:p text:style-name="P1"><text:span text:style-name="T1">и</text:span></text:p>
          </draw:text-box>
        </draw:frame>
        <draw:line draw:style-name="gr1" draw:text-style-name="P1" draw:layer="layout" svg:x1="5.627cm" svg:y1="4.599cm" svg:x2="4.29cm" svg:y2="3.521cm">
          <text:p/>
        </draw:line>
        <draw:line draw:style-name="gr1" draw:text-style-name="P1" draw:layer="layout" svg:x1="2.717cm" svg:y1="4.66cm" svg:x2="4.29cm" svg:y2="3.52cm">
          <text:p/>
        </draw:line>
        <draw:frame draw:style-name="gr2" draw:text-style-name="P2" draw:layer="layout" svg:width="1.92cm" svg:height="0.758cm" svg:x="5.289cm" svg:y="6.987cm">
          <draw:text-box>
            <text:p text:style-name="P1"><text:span text:style-name="T1">Бирюков</text:span></text:p>
          </draw:text-box>
        </draw:frame>
        <draw:frame draw:style-name="gr2" draw:text-style-name="P2" draw:layer="layout" svg:width="0.769cm" svg:height="0.758cm" svg:x="6.691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6.229cm" svg:y1="6.683cm" svg:x2="7.729cm" svg:y2="6.683cm">
          <text:p/>
        </draw:line>
        <draw:line draw:style-name="gr1" draw:text-style-name="P1" draw:layer="layout" svg:x1="7.03cm" svg:y1="7.47cm" svg:x2="7.029cm" svg:y2="6.683cm">
          <text:p/>
        </draw:line>
        <draw:line draw:style-name="gr1" draw:text-style-name="P1" draw:layer="layout" svg:x1="7.249cm" svg:y1="7.683cm" svg:x2="7.029cm" svg:y2="7.471cm">
          <text:p/>
        </draw:line>
        <draw:line draw:style-name="gr1" draw:text-style-name="P1" draw:layer="layout" svg:x1="7.729cm" svg:y1="6.684cm" svg:x2="7.824cm" svg:y2="6.57cm">
          <text:p/>
        </draw:line>
        <draw:line draw:style-name="gr1" draw:text-style-name="P1" draw:layer="layout" svg:x1="6.138cm" svg:y1="6.796cm" svg:x2="6.233cm" svg:y2="6.682cm">
          <text:p/>
        </draw:line>
        <draw:frame draw:style-name="gr2" draw:text-style-name="P2" draw:layer="layout" svg:width="0.815cm" svg:height="0.758cm" svg:x="6.891cm" svg:y="6.987cm">
          <draw:text-box>
            <text:p text:style-name="P1"><text:span text:style-name="T1">-а</text:span></text:p>
          </draw:text-box>
        </draw:frame>
        <draw:frame draw:style-name="gr2" draw:text-style-name="P2" draw:layer="layout" svg:width="0.777cm" svg:height="0.758cm" svg:x="5.992cm" svg:y="6.687cm">
          <draw:text-box>
            <text:p text:style-name="P1"><text:span text:style-name="T1">О</text:span></text:p>
          </draw:text-box>
        </draw:frame>
        <draw:line draw:style-name="gr1" draw:text-style-name="P1" draw:layer="layout" svg:x1="4.028cm" svg:y1="6.683cm" svg:x2="5.528cm" svg:y2="6.683cm">
          <text:p/>
        </draw:line>
        <draw:line draw:style-name="gr1" draw:text-style-name="P1" draw:layer="layout" svg:x1="4.829cm" svg:y1="7.47cm" svg:x2="4.828cm" svg:y2="6.683cm">
          <text:p/>
        </draw:line>
        <draw:line draw:style-name="gr1" draw:text-style-name="P1" draw:layer="layout" svg:x1="5.048cm" svg:y1="7.683cm" svg:x2="4.828cm" svg:y2="7.471cm">
          <text:p/>
        </draw:line>
        <draw:line draw:style-name="gr1" draw:text-style-name="P1" draw:layer="layout" svg:x1="5.528cm" svg:y1="6.684cm" svg:x2="5.623cm" svg:y2="6.57cm">
          <text:p/>
        </draw:line>
        <draw:line draw:style-name="gr1" draw:text-style-name="P1" draw:layer="layout" svg:x1="3.937cm" svg:y1="6.796cm" svg:x2="4.032cm" svg:y2="6.682cm">
          <text:p/>
        </draw:line>
        <draw:frame draw:style-name="gr2" draw:text-style-name="P2" draw:layer="layout" svg:width="0.777cm" svg:height="0.758cm" svg:x="3.985cm" svg:y="6.687cm">
          <draw:text-box>
            <text:p text:style-name="P1"><text:span text:style-name="T1">O</text:span></text:p>
          </draw:text-box>
        </draw:frame>
        <draw:frame draw:style-name="gr4" draw:text-style-name="P6" draw:layer="layout" svg:width="1cm" svg:height="0.645cm" svg:x="4.687cm" svg:y="7.029cm">
          <draw:text-box>
            <text:p text:style-name="P7"><text:span text:style-name="T1">Ø</text:span></text:p>
          </draw:text-box>
        </draw:frame>
        <draw:line draw:style-name="gr1" draw:text-style-name="P1" draw:layer="layout" svg:x1="5.06cm" svg:y1="6.208cm" svg:x2="5.99cm" svg:y2="5.52cm">
          <text:p/>
        </draw:line>
        <draw:line draw:style-name="gr1" draw:text-style-name="P1" draw:layer="layout" svg:x1="12.185cm" svg:y1="3.082cm" svg:x2="12.191cm" svg:y2="2.42cm">
          <text:p/>
        </draw:line>
        <draw:frame draw:style-name="gr2" draw:text-style-name="P2" draw:layer="layout" svg:width="2.263cm" svg:height="0.758cm" svg:x="11.09cm" svg:y="3.287cm">
          <draw:text-box>
            <text:p text:style-name="P1"><text:span text:style-name="T1">Данилкина</text:span></text:p>
          </draw:text-box>
        </draw:frame>
        <draw:frame draw:style-name="gr2" draw:text-style-name="P2" draw:layer="layout" svg:width="0.769cm" svg:height="0.758cm" svg:x="3.495cm" svg:y="2.394cm">
          <draw:text-box>
            <text:p text:style-name="P1"><text:span text:style-name="T1">2</text:span></text:p>
          </draw:text-box>
        </draw:frame>
        <draw:frame draw:style-name="gr2" draw:text-style-name="P2" draw:layer="layout" svg:width="0.769cm" svg:height="0.758cm" svg:x="2.99cm" svg:y="10.887cm">
          <draw:text-box>
            <text:p text:style-name="P1"><text:span text:style-name="T1">3</text:span></text:p>
          </draw:text-box>
        </draw:frame>
        <draw:frame draw:style-name="gr2" draw:text-style-name="P2" draw:layer="layout" svg:width="0.769cm" svg:height="0.758cm" svg:x="1.789cm" svg:y="2.387cm">
          <draw:text-box>
            <text:p text:style-name="P1"><text:span text:style-name="T1">1</text:span></text:p>
          </draw:text-box>
        </draw:frame>
        <draw:frame draw:style-name="gr2" draw:text-style-name="P2" draw:layer="layout" svg:width="0.769cm" svg:height="0.758cm" svg:x="11.996cm" svg:y="2.394cm">
          <draw:text-box>
            <text:p text:style-name="P1"><text:span text:style-name="T1">2</text:span></text:p>
          </draw:text-box>
        </draw:frame>
        <draw:line draw:style-name="gr1" draw:text-style-name="P1" draw:layer="layout" svg:x1="3.338cm" svg:y1="8.792cm" svg:x2="1.891cm" svg:y2="7.621cm">
          <text:p/>
        </draw:line>
        <draw:line draw:style-name="gr1" draw:text-style-name="P1" draw:layer="layout" svg:x1="4.429cm" svg:y1="8.799cm" svg:x2="5.938cm" svg:y2="7.61cm">
          <text:p/>
        </draw:line>
        <draw:frame draw:style-name="gr2" draw:text-style-name="P2" draw:layer="layout" svg:width="0.769cm" svg:height="0.758cm" svg:x="3.484cm" svg:y="8.787cm">
          <draw:text-box>
            <text:p text:style-name="P1"><text:span text:style-name="T1">A</text:span></text:p>
          </draw:text-box>
        </draw:frame>
        <draw:frame draw:style-name="gr2" draw:text-style-name="P2" draw:id="id2" draw:layer="layout" svg:width="1.264cm" svg:height="0.758cm" svg:x="2.59cm" svg:y="9.787cm">
          <draw:text-box>
            <text:p text:style-name="P1"><text:span text:style-name="T1">(Rel)</text:span></text:p>
          </draw:text-box>
        </draw:frame>
        <draw:frame draw:style-name="gr2" draw:text-style-name="P2" draw:layer="layout" svg:width="0.769cm" svg:height="0.758cm" svg:x="4.09cm" svg:y="9.587cm">
          <draw:text-box>
            <text:p text:style-name="P1"><text:span text:style-name="T1">A</text:span></text:p>
          </draw:text-box>
        </draw:frame>
        <draw:frame draw:style-name="gr2" draw:text-style-name="P2" draw:layer="layout" svg:width="2.686cm" svg:height="0.758cm" svg:x="3.691cm" svg:y="9.887cm">
          <draw:text-box>
            <text:p text:style-name="P1"><text:span text:style-name="T1">обязаны [-, 2]</text:span></text:p>
          </draw:text-box>
        </draw:frame>
        <draw:line draw:style-name="gr1" draw:text-style-name="P1" draw:layer="layout" svg:x1="3.297cm" svg:y1="11.499cm" svg:x2="4.591cm" svg:y2="10.421cm">
          <text:p/>
        </draw:line>
        <draw:line draw:style-name="gr1" draw:text-style-name="P1" draw:layer="layout" svg:x1="10.345cm" svg:y1="11.99cm" svg:x2="4.591cm" svg:y2="10.421cm">
          <text:p/>
        </draw:line>
        <draw:frame draw:style-name="gr2" draw:text-style-name="P2" draw:id="id1" draw:layer="layout" svg:width="1.886cm" svg:height="0.758cm" svg:x="2.096cm" svg:y="11.695cm">
          <draw:text-box>
            <text:p text:style-name="P1"><text:span text:style-name="T1">которым</text:span></text:p>
          </draw:text-box>
        </draw:frame>
        <draw:frame draw:style-name="gr5" draw:text-style-name="P2" draw:layer="layout" svg:width="0.769cm" svg:height="0.798cm" svg:x="3.99cm" svg:y="11.048cm">
          <draw:text-box>
            <text:p text:style-name="P1"><text:span text:style-name="T1">1</text:span></text:p>
          </draw:text-box>
        </draw:frame>
        <draw:line draw:style-name="gr1" draw:text-style-name="P1" draw:layer="layout" svg:x1="4.6cm" svg:y1="11.499cm" svg:x2="4.591cm" svg:y2="10.437cm">
          <text:p/>
        </draw:line>
        <draw:frame draw:style-name="gr2" draw:text-style-name="P2" draw:layer="layout" svg:width="0.777cm" svg:height="0.758cm" svg:x="4.19cm" svg:y="11.387cm">
          <draw:text-box>
            <text:p text:style-name="P1"><text:span text:style-name="T1">O</text:span></text:p>
          </draw:text-box>
        </draw:frame>
        <draw:frame draw:style-name="gr2" draw:text-style-name="P2" draw:layer="layout" svg:width="0.997cm" svg:height="0.758cm" svg:x="4.091cm" svg:y="11.687cm">
          <draw:text-box>
            <text:p text:style-name="P1"><text:span text:style-name="T1">мы</text:span></text:p>
          </draw:text-box>
        </draw:frame>
        <draw:line draw:style-name="gr1" draw:text-style-name="P1" draw:layer="layout" svg:x1="3.116cm" svg:y1="13.153cm" svg:x2="4.527cm" svg:y2="12.252cm">
          <text:p/>
        </draw:line>
        <draw:frame draw:style-name="gr6" draw:text-style-name="P2" draw:layer="layout" svg:width="0.769cm" svg:height="0.715cm" svg:x="2.664cm" svg:y="12.953cm">
          <draw:text-box>
            <text:p text:style-name="P1"><text:span text:style-name="T1">A</text:span></text:p>
          </draw:text-box>
        </draw:frame>
        <draw:line draw:style-name="gr1" draw:text-style-name="P1" draw:layer="layout" svg:x1="5.409cm" svg:y1="13.086cm" svg:x2="4.528cm" svg:y2="12.253cm">
          <text:p/>
        </draw:line>
        <draw:line draw:style-name="gr1" draw:text-style-name="P1" draw:layer="layout" svg:x1="4.928cm" svg:y1="13.583cm" svg:x2="6.428cm" svg:y2="13.583cm">
          <text:p/>
        </draw:line>
        <draw:line draw:style-name="gr1" draw:text-style-name="P1" draw:layer="layout" svg:x1="5.729cm" svg:y1="14.37cm" svg:x2="5.728cm" svg:y2="13.583cm">
          <text:p/>
        </draw:line>
        <draw:line draw:style-name="gr1" draw:text-style-name="P1" draw:layer="layout" svg:x1="5.948cm" svg:y1="14.583cm" svg:x2="5.728cm" svg:y2="14.371cm">
          <text:p/>
        </draw:line>
        <draw:line draw:style-name="gr1" draw:text-style-name="P1" draw:layer="layout" svg:x1="6.428cm" svg:y1="13.584cm" svg:x2="6.523cm" svg:y2="13.47cm">
          <text:p/>
        </draw:line>
        <draw:line draw:style-name="gr1" draw:text-style-name="P1" draw:layer="layout" svg:x1="4.837cm" svg:y1="13.696cm" svg:x2="4.932cm" svg:y2="13.582cm">
          <text:p/>
        </draw:line>
        <draw:frame draw:style-name="gr2" draw:text-style-name="P2" draw:layer="layout" svg:width="0.769cm" svg:height="0.758cm" svg:x="5.084cm" svg:y="12.987cm">
          <draw:text-box>
            <text:p text:style-name="P1"><text:span text:style-name="T1">A</text:span></text:p>
          </draw:text-box>
        </draw:frame>
        <draw:frame draw:style-name="gr2" draw:text-style-name="P2" draw:layer="layout" svg:width="2.813cm" svg:height="0.758cm" svg:x="3.085cm" svg:y="13.987cm">
          <draw:text-box>
            <text:p text:style-name="P1"><text:span text:style-name="T1">включать [-, 1]</text:span></text:p>
          </draw:text-box>
        </draw:frame>
        <draw:frame draw:style-name="gr2" draw:text-style-name="P2" draw:layer="layout" svg:width="0.811cm" svg:height="0.758cm" svg:x="5.586cm" svg:y="13.987cm">
          <draw:text-box>
            <text:p text:style-name="P1"><text:span text:style-name="T1">-я</text:span></text:p>
          </draw:text-box>
        </draw:frame>
        <draw:frame draw:style-name="gr2" draw:text-style-name="P2" draw:layer="layout" svg:width="0.769cm" svg:height="0.758cm" svg:x="4.886cm" svg:y="13.687cm">
          <draw:text-box>
            <text:p text:style-name="P1"><text:span text:style-name="T1">I</text:span></text:p>
          </draw:text-box>
        </draw:frame>
        <draw:frame draw:style-name="gr2" draw:text-style-name="P2" draw:id="id4" draw:layer="layout" svg:width="1.493cm" svg:height="0.758cm" svg:x="4.39cm" svg:y="15.727cm">
          <draw:text-box>
            <text:p text:style-name="P1"><text:span text:style-name="T1">судью</text:span></text:p>
          </draw:text-box>
        </draw:frame>
        <draw:frame draw:style-name="gr2" draw:text-style-name="P2" draw:layer="layout" svg:width="0.777cm" svg:height="0.758cm" svg:x="2.696cm" svg:y="11.395cm">
          <draw:text-box>
            <text:p text:style-name="P1"><text:span text:style-name="T1">O</text:span></text:p>
          </draw:text-box>
        </draw:frame>
        <draw:connector draw:style-name="gr7" draw:text-style-name="P1" draw:layer="layout" draw:type="curve" svg:x1="2.096cm" svg:y1="12.074cm" svg:x2="2.59cm" svg:y2="10.166cm" draw:start-shape="id1" draw:start-glue-point="3" draw:end-shape="id2" draw:end-glue-point="3" svg:d="m2096 12074c-751 0-998-1908 494-1908">
          <text:p/>
        </draw:connector>
        <draw:connector draw:style-name="gr7" draw:text-style-name="P1" draw:layer="layout" draw:type="curve" draw:line-skew="-1.214cm" svg:x1="2.59cm" svg:y1="10.166cm" svg:x2="4.271cm" svg:y2="3.482cm" draw:start-shape="id2" draw:start-glue-point="3" draw:end-shape="id3" draw:end-glue-point="3" svg:d="m2590 10166c-2572 0-3413-6684 1681-6684">
          <text:p/>
        </draw:connector>
        <draw:frame draw:style-name="gr8" draw:text-style-name="P2" draw:id="id3" draw:layer="layout" svg:width="0.769cm" svg:height="0.725cm" svg:x="4.271cm" svg:y="3.12cm">
          <draw:text-box>
            <text:p text:style-name="P1"><text:span text:style-name="T1"><text:s/></text:span></text:p>
          </draw:text-box>
        </draw:frame>
        <draw:line draw:style-name="gr1" draw:text-style-name="P1" draw:layer="layout" svg:x1="9.528cm" svg:y1="12.436cm" svg:x2="11.028cm" svg:y2="12.436cm">
          <text:p/>
        </draw:line>
        <draw:line draw:style-name="gr1" draw:text-style-name="P1" draw:layer="layout" svg:x1="10.329cm" svg:y1="13.223cm" svg:x2="10.328cm" svg:y2="12.436cm">
          <text:p/>
        </draw:line>
        <draw:line draw:style-name="gr1" draw:text-style-name="P1" draw:layer="layout" svg:x1="10.548cm" svg:y1="13.436cm" svg:x2="10.328cm" svg:y2="13.224cm">
          <text:p/>
        </draw:line>
        <draw:line draw:style-name="gr1" draw:text-style-name="P1" draw:layer="layout" svg:x1="11.028cm" svg:y1="12.437cm" svg:x2="11.123cm" svg:y2="12.323cm">
          <text:p/>
        </draw:line>
        <draw:line draw:style-name="gr1" draw:text-style-name="P1" draw:layer="layout" svg:x1="9.437cm" svg:y1="12.549cm" svg:x2="9.532cm" svg:y2="12.435cm">
          <text:p/>
        </draw:line>
        <draw:frame draw:style-name="gr2" draw:text-style-name="P2" draw:layer="layout" svg:width="0.777cm" svg:height="0.758cm" svg:x="9.556cm" svg:y="12.389cm">
          <draw:text-box>
            <text:p text:style-name="P1"><text:span text:style-name="T1">O</text:span></text:p>
          </draw:text-box>
        </draw:frame>
        <draw:frame draw:style-name="gr2" draw:text-style-name="P2" draw:layer="layout" svg:width="2.547cm" svg:height="0.758cm" svg:x="7.957cm" svg:y="12.789cm">
          <draw:text-box>
            <text:p text:style-name="P1"><text:span text:style-name="T1">абсурдность</text:span></text:p>
          </draw:text-box>
        </draw:frame>
        <draw:frame draw:style-name="gr2" draw:text-style-name="P2" draw:layer="layout" svg:width="0.883cm" svg:height="0.758cm" svg:x="10.257cm" svg:y="12.789cm">
          <draw:text-box>
            <text:p text:style-name="P1"><text:span text:style-name="T1">-ю</text:span></text:p>
          </draw:text-box>
        </draw:frame>
        <draw:frame draw:style-name="gr2" draw:text-style-name="P2" draw:layer="layout" svg:width="0.769cm" svg:height="0.758cm" svg:x="9.556cm" svg:y="13.989cm">
          <draw:text-box>
            <text:p text:style-name="P1"><text:span text:style-name="T1">А</text:span></text:p>
          </draw:text-box>
        </draw:frame>
        <draw:line draw:style-name="gr1" draw:text-style-name="P1" draw:layer="layout" svg:x1="9.129cm" svg:y1="14.536cm" svg:x2="10.629cm" svg:y2="14.536cm">
          <text:p/>
        </draw:line>
        <draw:line draw:style-name="gr1" draw:text-style-name="P1" draw:layer="layout" svg:x1="9.93cm" svg:y1="15.323cm" svg:x2="9.929cm" svg:y2="14.536cm">
          <text:p/>
        </draw:line>
        <draw:line draw:style-name="gr1" draw:text-style-name="P1" draw:layer="layout" svg:x1="10.149cm" svg:y1="15.536cm" svg:x2="9.929cm" svg:y2="15.324cm">
          <text:p/>
        </draw:line>
        <draw:line draw:style-name="gr1" draw:text-style-name="P1" draw:layer="layout" svg:x1="10.629cm" svg:y1="14.537cm" svg:x2="10.724cm" svg:y2="14.423cm">
          <text:p/>
        </draw:line>
        <draw:line draw:style-name="gr1" draw:text-style-name="P1" draw:layer="layout" svg:x1="9.038cm" svg:y1="14.649cm" svg:x2="9.133cm" svg:y2="14.535cm">
          <text:p/>
        </draw:line>
        <draw:frame draw:style-name="gr2" draw:text-style-name="P2" draw:layer="layout" svg:width="0.777cm" svg:height="0.758cm" svg:x="9.157cm" svg:y="14.489cm">
          <draw:text-box>
            <text:p text:style-name="P1"><text:span text:style-name="T1">O</text:span></text:p>
          </draw:text-box>
        </draw:frame>
        <draw:frame draw:style-name="gr2" draw:text-style-name="P2" draw:layer="layout" svg:width="1.954cm" svg:height="0.758cm" svg:x="8.158cm" svg:y="14.889cm">
          <draw:text-box>
            <text:p text:style-name="P1"><text:span text:style-name="T1">решение</text:span></text:p>
          </draw:text-box>
        </draw:frame>
        <draw:frame draw:style-name="gr2" draw:text-style-name="P2" draw:layer="layout" svg:width="0.811cm" svg:height="0.758cm" svg:x="9.858cm" svg:y="14.889cm">
          <draw:text-box>
            <text:p text:style-name="P1"><text:span text:style-name="T1">-я</text:span></text:p>
          </draw:text-box>
        </draw:frame>
        <draw:line draw:style-name="gr1" draw:text-style-name="P1" draw:layer="layout" svg:x1="9.917cm" svg:y1="13.976cm" svg:x2="9.923cm" svg:y2="13.314cm">
          <text:p/>
        </draw:line>
        <draw:connector draw:style-name="gr7" draw:text-style-name="P1" draw:layer="layout" draw:type="curve" svg:x1="12.309cm" svg:y1="9.117cm" svg:x2="5.136cm" svg:y2="16.485cm" draw:end-shape="id4" draw:end-glue-point="2" svg:d="m12309 9117c0 11803-7173 8119-7173 7368">
          <text:p/>
        </draw:connector>
        <draw:frame draw:style-name="gr2" draw:text-style-name="P2" draw:layer="layout" svg:width="0.769cm" svg:height="0.758cm" svg:x="4.634cm" svg:y="14.843cm">
          <draw:text-box>
            <text:p text:style-name="P1"><text:span text:style-name="T1">2</text:span></text:p>
          </draw:text-box>
        </draw:frame>
        <draw:frame draw:style-name="gr6" draw:text-style-name="P2" draw:layer="layout" svg:width="1.057cm" svg:height="0.715cm" svg:x="2.465cm" svg:y="13.254cm">
          <draw:text-box>
            <text:p text:style-name="P1"><text:span text:style-name="T1">все</text:span></text:p>
          </draw:text-box>
        </draw:frame>
        <draw:line draw:style-name="gr1" draw:text-style-name="P1" draw:layer="layout" svg:x1="3.852cm" svg:y1="10.452cm" svg:x2="9.379cm" svg:y2="16.631cm">
          <text:p/>
        </draw:line>
        <draw:line draw:style-name="gr1" draw:text-style-name="P1" draw:layer="layout" svg:x1="4.3cm" svg:y1="9.639cm" svg:x2="11.576cm" svg:y2="11.434cm">
          <text:p/>
        </draw:line>
        <draw:line draw:style-name="gr7" draw:text-style-name="P1" draw:layer="layout" svg:x1="12.295cm" svg:y1="9.072cm" svg:x2="12.107cm" svg:y2="3.94cm">
          <text:p/>
        </draw:line>
        <draw:path draw:style-name="gr9" draw:text-style-name="P1" draw:layer="layout" svg:width="4.489cm" svg:height="3.488cm" draw:transform="rotate (0.516791991515423) translate (7.63148005295899cm 13.598288779406cm)" svg:viewBox="0 0 4490 3489" svg:d="m0 34675c3777 0 4490-3454 4490-3454l-61-35">
          <text:p/>
        </draw:path>
        <draw:path draw:style-name="gr9" draw:text-style-name="P1" draw:layer="layout" svg:width="0.801cm" svg:height="0.49cm" draw:transform="rotate (1.62158540802763) translate (3.85999999992705cm 10.4580000000037cm)" svg:viewBox="0 0 802 491" svg:d="m0 6648c473 0 802 491 802 49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25:32</dc:date>
    <dc:creator>artur </dc:creator>
    <meta:editing-duration>PT11H24M33S</meta:editing-duration>
    <meta:editing-cycles>4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22"/>
  </office:meta>
</office:document-meta>
</file>